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officeooo:rsid="00209e5d" officeooo:paragraph-rsid="00209e5d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Calibri" officeooo:rsid="001ed837" officeooo:paragraph-rsid="001ed837"/>
    </style:style>
    <style:style style:name="P3" style:family="paragraph" style:parent-style-name="Standard">
      <style:paragraph-properties fo:margin-top="0.101cm" fo:margin-bottom="0.101cm" loext:contextual-spacing="false">
        <style:tab-stops>
          <style:tab-stop style:position="17cm" style:type="right"/>
        </style:tab-stops>
      </style:paragraph-properties>
      <style:text-properties style:font-name="Calibri" officeooo:rsid="001ed837" officeooo:paragraph-rsid="001ed837"/>
    </style:style>
    <style:style style:name="P4" style:family="paragraph" style:parent-style-name="Standard">
      <style:paragraph-properties fo:margin-top="0.101cm" fo:margin-bottom="0.101cm" loext:contextual-spacing="false">
        <style:tab-stops>
          <style:tab-stop style:position="17cm" style:type="right"/>
        </style:tab-stops>
      </style:paragraph-properties>
      <style:text-properties style:font-name="Calibri" officeooo:rsid="001ed837" officeooo:paragraph-rsid="00209e5d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Calibri" fo:font-weight="bold" officeooo:rsid="001ed837" officeooo:paragraph-rsid="001ed837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>
        <style:tab-stops>
          <style:tab-stop style:position="17cm" style:type="right"/>
        </style:tab-stops>
      </style:paragraph-properties>
      <style:text-properties style:font-name="Calibri" fo:font-weight="bold" officeooo:rsid="001ed837" officeooo:paragraph-rsid="001ed837" style:font-weight-asian="bold" style:font-weight-complex="bold"/>
    </style:style>
    <style:style style:name="T1" style:family="text">
      <style:text-properties officeooo:rsid="00209e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a6c1" style:font-style-asian="italic" style:font-style-complex="italic"/>
    </style:style>
    <style:style style:name="T6" style:family="text">
      <style:text-properties officeooo:rsid="0020a6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PER OKLAHOMA WEEKS WALLACE</text:p>
      <text:p text:style-name="P2"/>
      <text:p text:style-name="P5">EDUCATION</text:p>
      <text:p text:style-name="P3">Universität Basel, Basel, Switzerland<text:tab/>Nov 2022–Present<text:line-break/>Ph.D. candidate, Biophysics</text:p>
      <text:p text:style-name="P3">École Normale Supérieure, PSL Research University, Paris, France<text:tab/>Sep 2020–Jun 2022<text:line-break/>M.Sc., Cognitive Science (Neuroscience, Modelling), <text:span text:style-name="T5">Mention Très Bien</text:span><text:tab/>Rank 3/45, GPA 17.2/20</text:p>
      <text:p text:style-name="P3">Denison University, Granville, OH<text:tab/>Aug 2017–May 2020 <text:line-break/>B.S., Biochemistry, <text:span text:style-name="T4">Summa Cum Laude</text:span>, ΦBK, with Distinction <text:tab/>Rank 1/569, GPA 4.00/4</text:p>
      <text:p text:style-name="P3"/>
      <text:p text:style-name="P6">RESEARCH</text:p>
      <text:p text:style-name="P3">Theoretical and Computational Neuroscience Group, IOB<text:tab/>Nov 2022–Present<text:line-break/>Advisor: Rava Azeredo da Silveira, Ph.D., Professor, CNRS Directeur de Recherche</text:p>
      <text:p text:style-name="P3">Équipe biophysique et neurosciences théoriques, LPENS<text:tab/>Aug 2020–Nov 2022<text:line-break/>Ingénieur d'études (2021–22); Stagiaire (2020–21); Fulbright Scholar, France<text:line-break/>Advisor: Rava Azeredo da Silveira, Ph.D., Professor, CNRS Directeur de Recherche<text:line-break/>Thesis: Efficient-coding models of choice-behavioral context effects</text:p>
      <text:p text:style-name="P4">Reczek Laboratory<text:tab/><text:span text:style-name="T3">Jan 2018–May 2020</text:span><text:line-break/>Department of Chemistry &amp; Biochemistry, Denison Universit<text:span text:style-name="T1">y</text:span><text:line-break/>Advisor: Joseph J. Reczek, Ph.D., Professor<text:line-break/>Thesis: Controlled alignment of donor-acceptor columnar liquid crystals and interrogation of optical properties for applications in data storage and encryption</text:p>
      <text:p text:style-name="P3"/>
      <text:p text:style-name="P6">PUBLICATIONS</text:p>
      <text:p text:style-name="P3">Wallace HOW, Fikri K, Weinstein JN, Weeks WB. Improving economic conditions associated with care pattern and cost changes. <text:span text:style-name="T4">Soc Determ Health, 7</text:span>(1), 2021. 10.22037/sdh.v7i1.35144.</text:p>
      <text:p text:style-name="P3">Wallace HOW, Fikri K, Weinstein JN, Weeks WB. Improving economic conditions matter for mortality: Changes in local economic distress associated with mortality among Medicare fee-for-service beneficiaries between 2003 and 2015. <text:span text:style-name="T4">J Gen Intern Med</text:span>, 2021. 10.1007/s11606-020-06410-z.</text:p>
      <text:p text:style-name="P3">Van Winkle M, Wallace HOW, Smith N, Pomerene AT, Wood, MG, Kaehr B, Reczek JJ. Direct-write orientation of charge-transfer liquid crystals enables polarization-based coding and encryption. <text:span text:style-name="T4">Sci Rep–UK, 10</text:span>, 2020. 10.1038/s41598-020-72037-z.</text:p>
      <text:p text:style-name="P3"/>
      <text:p text:style-name="P3">PATENT</text:p>
      <text:p text:style-name="P3">U.S. Patent No. 11,151,345 (B2). Polarization-based coding/encryption using organic charge-transfer materials. Issued 2021 Oct 19. Inventors: Kaehr BJ, Reczek JJ, Van Winkle M, Wallace HOW. https://patents.google.com/patent/US20210165984A1.</text:p>
      <text:p text:style-name="P3"/>
      <text:p text:style-name="P3">PRESENTATIONS</text:p>
      <text:p text:style-name="P3"><text:soft-page-break/>Wallace HOW, da Silveira RA. Efficient-coding models of choice-behavioral context effects. Oral presentation at the Institute of Molecular and Clinical Ophthalmology Basel; 2021 Oct 13; Basel, Switzerland.</text:p>
      <text:p text:style-name="P3">Wallace HOW, da Silveira RA. An efficient-coding model of choice-behavioral context effects. (Virtual) Poster session presented at the Institute of Molecular and Clinical Ophthalmology Basel; 2021 Jul 15.</text:p>
      <text:p text:style-name="P3">Wallace HOW, Fikri K, Weinstein JN, Weeks WB. Improving economic conditions matter for mortality among Medicare fee-for-service beneficiaries in the U.S.. (Virtual) Oral presentation at the iHEA World Congress on Health Economics; 2021 Jul 12–15.</text:p>
      <text:p text:style-name="P3">Wallace HOW, Reczek JJ. Higher-order molecular control of self-assembling DACLCs. (Virtual) Poster session presented at Fundamental Research in Colloids, Surfaces &amp; Nanomaterials Session; Division of Colloid and Surface Chemistry; American Chemical Society National Meeting; 2020 Mar 22–26.</text:p>
      <text:p text:style-name="P3">Wallace HOW, Reczek JJ. Technology applications of self-assembling DACLCs: Information storage and encryption techniques. Poster session presented at:<text:line-break/>(a) 23rd Annual Posters on the Hill (CUR); 2019 Apr 30; Washington, DC.<text:line-break/>(b) Undergraduate Research Session; American Chemical Society National Meeting; 2019 Mar 31–Apr 4; Orlando, FL.</text:p>
      <text:p text:style-name="P3"/>
      <text:p text:style-name="P6">SELECTED AWARDS &amp; HONORS</text:p>
      <text:p text:style-name="P3">Rosalind Swenson Fulbright Enrichment Award, U.S.–France Fulbright Commission<text:tab/>2021<text:line-break/>Fulbright Research/Study Grant, France, Fulbright U.S. Student Program<text:tab/>2020<text:line-break/>Provost's Academic Excellence Award, Denison University<text:tab/>2020<text:line-break/>Barry Goldwater Scholarship, Barry Goldwater Scholarship Foundation<text:tab/>2019<text:line-break/>J. Reid &amp; Polly Anderson Scholarship for Excellence in Science, Denison University<text:tab/>2019<text:line-break/>Fellow, Department of Chemistry &amp; Biochemistry, Denison University<text:tab/>2019<text:line-break/>23rd Annual Posters on the Hill, Council on Undergraduate Research<text:tab/>201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rper O. W. WALLACE</meta:initial-creator>
    <meta:creation-date>2023-07-06T19:09:11.993860078</meta:creation-date>
    <dc:date>2023-07-06T19:22:07.358104107</dc:date>
    <dc:creator>Harper O. W. WALLACE</dc:creator>
    <meta:editing-duration>PT12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525" meta:character-count="3977" meta:non-whitespace-character-count="3486"/>
  </office:meta>
</office:document-meta>
</file>